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C000000BCDD9D92286676DBA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9900" draw:textarea-horizontal-align="justify" draw:textarea-vertical-align="middle" draw:auto-grow-height="false" fo:min-height="3.882cm" fo:min-width="3.632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116cm" fo:min-width="0.048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115cm" fo:min-width="0.048cm"/>
    </style:style>
    <style:style style:name="gr4" style:family="graphic" style:parent-style-name="standard">
      <style:graphic-properties draw:textarea-horizontal-align="justify" draw:textarea-vertical-align="middle" draw:auto-grow-height="false" fo:min-height="0.526cm" fo:min-width="0.275cm"/>
    </style:style>
    <style:style style:name="gr5" style:family="graphic" style:parent-style-name="standard">
      <style:graphic-properties draw:textarea-horizontal-align="justify" draw:textarea-vertical-align="middle" draw:auto-grow-height="false" fo:min-height="0.525cm" fo:min-width="0.276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01cm" fo:min-width="0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009cm" fo:min-width="0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0.926cm" fo:min-width="10.676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9cm" fo:min-width="0.65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1.85cm" fo:min-width="1.8cm"/>
    </style:style>
    <style:style style:name="gr13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14" style:family="graphic" style:parent-style-name="standard">
      <style:graphic-properties draw:fill-color="#663300" draw:textarea-horizontal-align="justify" draw:textarea-vertical-align="middle" draw:auto-grow-height="false" fo:min-height="1.85cm" fo:min-width="0.00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 style:parent-style-name="standard">
      <style:graphic-properties draw:fill-color="#000000" draw:textarea-horizontal-align="justify" draw:textarea-vertical-align="middle" draw:auto-grow-height="false" fo:min-height="0.766cm" fo:min-width="0.516cm"/>
    </style:style>
    <style:style style:name="gr17" style:family="graphic" style:parent-style-name="standard">
      <style:graphic-properties draw:fill-color="#663300" draw:textarea-horizontal-align="justify" draw:textarea-vertical-align="middle" draw:auto-grow-height="false" fo:min-height="1.02cm" fo:min-width="0cm"/>
    </style:style>
    <style:style style:name="gr18" style:family="graphic" style:parent-style-name="standard">
      <style:graphic-properties draw:fill-color="#666666" draw:opacity="100%" draw:textarea-horizontal-align="justify" draw:textarea-vertical-align="middle" draw:auto-grow-height="false" fo:min-height="0.258cm" fo:min-width="0.262cm"/>
    </style:style>
    <style:style style:name="gr19" style:family="graphic" style:parent-style-name="standard">
      <style:graphic-properties draw:fill-color="#666666" draw:opacity="100%" draw:textarea-horizontal-align="justify" draw:textarea-vertical-align="middle" draw:auto-grow-height="false" fo:min-height="0.089cm" fo:min-width="0.008cm"/>
    </style:style>
    <style:style style:name="gr20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21" style:family="graphic" style:parent-style-name="standard">
      <style:graphic-properties draw:fill-color="#009900" draw:textarea-horizontal-align="justify" draw:textarea-vertical-align="middle" draw:auto-grow-height="false" fo:min-height="0.836cm" fo:min-width="0.586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fill-color="#009900" draw:textarea-horizontal-align="justify" draw:textarea-vertical-align="middle" draw:auto-grow-height="false" fo:min-height="0.465cm" fo:min-width="0.215cm"/>
    </style:style>
    <style:style style:name="gr26" style:family="graphic" style:parent-style-name="standard">
      <style:graphic-properties draw:fill-color="#ff3333" draw:textarea-horizontal-align="justify" draw:textarea-vertical-align="middle" draw:auto-grow-height="false" fo:min-height="3.76cm" fo:min-width="6.866cm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2.179cm"/>
    </style:style>
    <style:style style:name="P1" style:family="paragraph">
      <loext:graphic-properties draw:fill-color="#0099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663300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666666" draw:opacity="100%"/>
      <style:paragraph-properties fo:text-align="center"/>
    </style:style>
    <style:style style:name="P11" style:family="paragraph">
      <style:paragraph-properties fo:text-align="center"/>
      <style:text-properties fo:color="#ffff00"/>
    </style:style>
    <style:style style:name="P12" style:family="paragraph">
      <loext:graphic-properties draw:fill-color="#ff3333"/>
      <style:paragraph-properties fo:text-align="center"/>
      <style:text-properties fo:color="#ffff00" fo:font-size="60pt" style:font-size-asian="60pt" style:font-size-complex="60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color="#ffff00" fo:font-size="60pt" style:font-size-asian="60pt" style:font-size-complex="60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atch the Monster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Команда ЕГА</text:p>
                <text:p>Состав команды:</text:p>
                <text:list>
                  <text:list-item>
                    <text:p>Им Евгений</text:p>
                  </text:list-item>
                  <text:list-item>
                    <text:p>Парамонов Антон</text:p>
                  </text:list-item>
                  <text:list-item>
                    <text:p>Эмдин Григорий</text:p>
                  </text:list-item>
                </text:list>
                <text:p>ФМЛ №366</text:p>
              </text:list-header>
            </text:list>
          </draw:text-box>
        </draw:frame>
        <draw:custom-shape draw:style-name="gr1" draw:text-style-name="P1" draw:layer="layout" svg:width="5.842cm" svg:height="5.842cm" svg:x="19.05cm" svg:y="4.9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96cm" svg:height="1.096cm" svg:x="21.505cm" svg:y="8.75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1.096cm" svg:height="1.095cm" svg:x="20.5cm" svg:y="8.75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1.095cm" svg:height="1.095cm" svg:x="22.513cm" svg:y="8.75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095cm" svg:height="1.096cm" svg:x="20.367cm" svg:y="6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096cm" svg:height="1.095cm" svg:x="22.524cm" svg:y="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65cm" svg:height="0.366cm" svg:x="20.732cm" svg:y="6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65cm" svg:height="0.365cm" svg:x="22.89cm" svg:y="6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tch the Monster</text:p>
          </draw:text-box>
        </draw:frame>
        <draw:frame presentation:style-name="pr4" draw:text-style-name="P6" draw:layer="layout" svg:width="25.199cm" svg:height="12.179cm" svg:x="1.4cm" svg:y="4.914cm" presentation:class="subtitle" presentation:placeholder="true" presentation:user-transformed="true">
          <draw:text-box/>
        </draw:frame>
        <draw:polygon draw:style-name="gr9" draw:text-style-name="P2" draw:layer="layout" svg:width="11.175cm" svg:height="11.175cm" svg:x="8.028cm" svg:y="5.588cm" svg:viewBox="0 0 11176 11176" draw:points="0,11176 0,0 11176,0 11176,11176">
          <text:p/>
        </draw:polygon>
        <draw:line draw:style-name="gr10" draw:text-style-name="P7" draw:layer="layout" svg:x1="8.128cm" svg:y1="7.92cm" svg:x2="19.304cm" svg:y2="7.92cm">
          <text:p/>
        </draw:line>
        <draw:line draw:style-name="gr10" draw:text-style-name="P7" draw:layer="layout" svg:x1="8.128cm" svg:y1="10.22cm" svg:x2="19.304cm" svg:y2="10.22cm">
          <text:p/>
        </draw:line>
        <draw:line draw:style-name="gr10" draw:text-style-name="P7" draw:layer="layout" svg:x1="8.128cm" svg:y1="12.52cm" svg:x2="19.304cm" svg:y2="12.52cm">
          <text:p/>
        </draw:line>
        <draw:line draw:style-name="gr10" draw:text-style-name="P7" draw:layer="layout" svg:x1="8.128cm" svg:y1="14.62cm" svg:x2="19.304cm" svg:y2="14.62cm">
          <text:p/>
        </draw:line>
        <draw:line draw:style-name="gr10" draw:text-style-name="P7" draw:layer="layout" svg:x1="10.26cm" svg:y1="5.588cm" svg:x2="10.26cm" svg:y2="16.764cm">
          <text:p/>
        </draw:line>
        <draw:line draw:style-name="gr10" draw:text-style-name="P7" draw:layer="layout" svg:x1="12.56cm" svg:y1="5.588cm" svg:x2="12.56cm" svg:y2="16.764cm">
          <text:p/>
        </draw:line>
        <draw:line draw:style-name="gr10" draw:text-style-name="P7" draw:layer="layout" svg:x1="14.86cm" svg:y1="5.588cm" svg:x2="14.86cm" svg:y2="16.764cm">
          <text:p/>
        </draw:line>
        <draw:line draw:style-name="gr10" draw:text-style-name="P7" draw:layer="layout" svg:x1="17.16cm" svg:y1="5.588cm" svg:x2="17.16cm" svg:y2="16.764cm">
          <text:p/>
        </draw:line>
        <draw:custom-shape draw:style-name="gr11" draw:text-style-name="P3" draw:layer="layout" svg:width="1.624cm" svg:height="1.624cm" svg:x="17.426cm" svg:y="14.8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2.3cm" svg:height="2.1cm" svg:x="10.26cm" svg:y="12.5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016cm" svg:height="1.016cm" svg:x="20.575cm" svg:y="7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xml:id="id2" draw:id="id2" draw:layer="layout" svg:width="0.508cm" svg:height="2.1cm" svg:x="11.262cm" svg:y="10.32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4.826cm" svg:height="0.962cm" svg:x="21.59cm" svg:y="5.842cm">
          <draw:text-box>
            <text:p>Monster</text:p>
          </draw:text-box>
        </draw:frame>
        <draw:frame draw:style-name="gr15" draw:text-style-name="P9" draw:layer="layout" svg:width="4.826cm" svg:height="0.962cm" svg:x="21.59cm" svg:y="7.442cm">
          <draw:text-box>
            <text:p>Character</text:p>
          </draw:text-box>
        </draw:frame>
        <draw:custom-shape draw:style-name="gr16" draw:text-style-name="P4" draw:layer="layout" svg:width="1.016cm" svg:height="1.016cm" svg:x="20.574cm" svg:y="8.89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4.826cm" svg:height="0.962cm" svg:x="21.59cm" svg:y="8.842cm">
          <draw:text-box>
            <text:p>Pit</text:p>
          </draw:text-box>
        </draw:frame>
        <draw:custom-shape draw:style-name="gr17" draw:text-style-name="P8" draw:layer="layout" svg:width="0.254cm" svg:height="1.27cm" svg:x="20.828cm" svg:y="10.16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4.826cm" svg:height="0.962cm" svg:x="21.59cm" svg:y="10.342cm">
          <draw:text-box>
            <text:p>Wall</text:p>
          </draw:text-box>
        </draw:frame>
        <draw:custom-shape draw:style-name="gr14" draw:text-style-name="P8" xml:id="id1" draw:id="id1" draw:layer="layout" svg:width="0.508cm" svg:height="2.1cm" svg:x="11.262cm" svg:y="8.0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1.524cm" svg:height="1.524cm" svg:x="10.668cm" svg:y="5.84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10" draw:layer="layout" svg:width="1.016cm" svg:height="1.016cm" svg:x="20.42cm" svg:y="11.73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9" draw:layer="layout" svg:width="4.826cm" svg:height="0.962cm" svg:x="21.59cm" svg:y="11.842cm">
          <draw:text-box>
            <text:p>Stone</text:p>
          </draw:text-box>
        </draw:frame>
        <draw:polyline draw:style-name="gr20" draw:text-style-name="P7" xml:id="id3" draw:id="id3" draw:layer="layout" svg:width="0cm" svg:height="3.409cm" svg:x="9.244cm" svg:y="8.02cm" svg:viewBox="0 0 0 3410" draw:points="0,0 0,3410">
          <text:p/>
        </draw:polyline>
        <draw:polyline draw:style-name="gr20" draw:text-style-name="P7" xml:id="id4" draw:id="id4" draw:layer="layout" svg:width="2.185cm" svg:height="2.031cm" svg:x="9.244cm" svg:y="11.43cm" svg:viewBox="0 0 2186 2032" draw:points="0,0 2186,2032">
          <text:p/>
        </draw:polyline>
        <draw:custom-shape draw:style-name="gr21" draw:text-style-name="P1" draw:layer="layout" svg:width="1.534cm" svg:height="1.534cm" svg:x="8.382cm" svg:y="5.9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2" draw:text-style-name="P2" draw:layer="layout" svg:width="0.287cm" svg:height="0.288cm" svg:x="9.027cm" svg:y="6.949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2" draw:layer="layout" svg:width="0.289cm" svg:height="0.287cm" svg:x="8.762cm" svg:y="6.9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2" draw:layer="layout" svg:width="0.287cm" svg:height="0.287cm" svg:x="9.292cm" svg:y="6.9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3" draw:layer="layout" svg:width="0.288cm" svg:height="0.287cm" svg:x="8.727cm" svg:y="6.2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3" draw:layer="layout" svg:width="0.287cm" svg:height="0.287cm" svg:x="9.295cm" svg:y="6.2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4" draw:layer="layout" svg:width="0.096cm" svg:height="0.095cm" svg:x="8.824cm" svg:y="6.3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4" draw:layer="layout" svg:width="0.096cm" svg:height="0.095cm" svg:x="9.39cm" svg:y="6.3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1" draw:layer="layout" svg:width="1.011cm" svg:height="1.011cm" svg:x="20.583cm" svg:y="5.843cm">
          <text:p text:style-name="P3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2" draw:text-style-name="P2" draw:layer="layout" svg:width="0.189cm" svg:height="0.19cm" svg:x="21.008cm" svg:y="6.507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2" draw:layer="layout" svg:width="0.19cm" svg:height="0.189cm" svg:x="20.834cm" svg:y="6.508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2" draw:layer="layout" svg:width="0.189cm" svg:height="0.189cm" svg:x="21.183cm" svg:y="6.508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3" draw:layer="layout" svg:width="0.19cm" svg:height="0.189cm" svg:x="20.81cm" svg:y="6.0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3" draw:layer="layout" svg:width="0.19cm" svg:height="0.189cm" svg:x="21.184cm" svg:y="6.0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4" draw:layer="layout" svg:width="0.064cm" svg:height="0.064cm" svg:x="20.874cm" svg:y="6.1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4" draw:layer="layout" svg:width="0.062cm" svg:height="0.064cm" svg:x="21.248cm" svg:y="6.1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12" xml:id="id5" draw:id="id5" draw:layer="layout" svg:width="7.366cm" svg:height="4.01cm" svg:x="10.414cm" svg:y="7.62cm">
          <text:p text:style-name="P11"><text:span text:style-name="T1">WI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  <anim:par smil:begin="0.001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  <anim:par smil:begin="0.001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  <anim:par smil:begin="0.502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27" draw:text-style-name="P3" draw:layer="layout" svg:width="14.478cm" svg:height="10.154cm" svg:x="5.842cm" svg:y="8.636cm">
          <draw:image xlink:href="Pictures/100002010000010C000000BCDD9D92286676DBAC.png" xlink:type="simple" xlink:show="embed" xlink:actuate="onLoad">
            <text:p/>
          </draw:image>
        </draw:frame>
        <draw:frame draw:style-name="gr28" draw:text-style-name="P14" draw:layer="layout" svg:width="23.114cm" svg:height="4.973cm" svg:x="1.778cm" svg:y="1.862cm">
          <draw:text-box>
            <text:p text:style-name="P13"><text:span text:style-name="T2">Все поле – один граф, в котором монстр может перемещаться по соседним клеткам(в том числе соседним по углу). Монстр начинает идти только после того, как игрок выставил все элементы и нажал на кнопку старта. Монстр идет по кратчайшему пути(в случае наличия нескольких кратчайших путей, монстр выбирает тот, в котором нет ловушки)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6T10:18:13.912537754</meta:creation-date>
    <meta:editing-duration>PT41M53S</meta:editing-duration>
    <meta:editing-cycles>4</meta:editing-cycles>
    <meta:generator>LibreOffice/5.1.6.2$Linux_X86_64 LibreOffice_project/10m0$Build-2</meta:generator>
    <dc:date>2017-06-06T11:00:09.415032859</dc:date>
    <meta:document-statistic meta:object-count="83"/>
  </office:meta>
</office:document-meta>
</file>